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0abae0" officeooo:paragraph-rsid="000abae0"/>
    </style:style>
    <style:style style:name="P2" style:family="paragraph" style:parent-style-name="Standard">
      <style:text-properties officeooo:rsid="00003ab0" officeooo:paragraph-rsid="00003ab0"/>
    </style:style>
    <style:style style:name="P3" style:family="paragraph" style:parent-style-name="Standard" style:list-style-name="L1">
      <style:text-properties officeooo:rsid="00003ab0" officeooo:paragraph-rsid="00003ab0"/>
    </style:style>
    <style:style style:name="P4" style:family="paragraph" style:parent-style-name="Standard" style:list-style-name="L1">
      <style:text-properties officeooo:rsid="00021785" officeooo:paragraph-rsid="00021785"/>
    </style:style>
    <style:style style:name="P5" style:family="paragraph" style:parent-style-name="Standard" style:list-style-name="L1">
      <style:text-properties officeooo:rsid="0002f6db" officeooo:paragraph-rsid="0002f6db"/>
    </style:style>
    <style:style style:name="P6" style:family="paragraph" style:parent-style-name="Standard">
      <style:text-properties officeooo:rsid="0002f6db" officeooo:paragraph-rsid="0002f6db"/>
    </style:style>
    <style:style style:name="P7" style:family="paragraph" style:parent-style-name="Standard">
      <style:text-properties fo:font-weight="bold" officeooo:rsid="00003ab0" officeooo:paragraph-rsid="00003ab0" style:font-weight-asian="bold" style:font-weight-complex="bold"/>
    </style:style>
    <style:style style:name="P8" style:family="paragraph" style:parent-style-name="Standard">
      <style:paragraph-properties fo:text-align="center" style:justify-single-word="false"/>
      <style:text-properties fo:font-weight="bold" officeooo:rsid="00003ab0" officeooo:paragraph-rsid="00003ab0" style:font-weight-asian="bold" style:font-weight-complex="bold"/>
    </style:style>
    <style:style style:name="P9" style:family="paragraph" style:parent-style-name="Standard">
      <style:text-properties fo:font-weight="bold" officeooo:rsid="00042b47" officeooo:paragraph-rsid="00042b47" style:font-weight-asian="bold"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fo:font-weight="bold" officeooo:rsid="00042b47" officeooo:paragraph-rsid="00042b47" style:font-weight-asian="bold" style:font-weight-complex="bold"/>
    </style:style>
    <style:style style:name="P11" style:family="paragraph" style:parent-style-name="Standard">
      <style:paragraph-properties fo:margin-left="1.251cm" fo:margin-right="0cm" fo:text-align="justify" style:justify-single-word="false" fo:text-indent="0cm" style:auto-text-indent="false"/>
      <style:text-properties fo:font-weight="bold" officeooo:rsid="00048af1" officeooo:paragraph-rsid="00048af1" style:font-weight-asian="bold" style:font-weight-complex="bold"/>
    </style:style>
    <style:style style:name="P12" style:family="paragraph" style:parent-style-name="Standard">
      <style:paragraph-properties fo:text-align="justify" style:justify-single-word="false"/>
      <style:text-properties officeooo:rsid="00042b47" officeooo:paragraph-rsid="00042b47"/>
    </style:style>
    <style:style style:name="P13" style:family="paragraph" style:parent-style-name="Standard">
      <style:paragraph-properties fo:margin-left="2.501cm" fo:margin-right="0cm" fo:text-align="justify" style:justify-single-word="false" fo:text-indent="0cm" style:auto-text-indent="false"/>
      <style:text-properties officeooo:rsid="00042b47" officeooo:paragraph-rsid="00042b47"/>
    </style:style>
    <style:style style:name="P14" style:family="paragraph" style:parent-style-name="Standard">
      <style:paragraph-properties fo:text-align="center" style:justify-single-word="false"/>
      <style:text-properties fo:font-size="14pt" fo:font-weight="bold" officeooo:rsid="00003ab0" officeooo:paragraph-rsid="00003ab0" style:font-size-asian="14pt" style:font-weight-asian="bold" style:font-size-complex="14pt" style:font-weight-complex="bold"/>
    </style:style>
    <style:style style:name="P15" style:family="paragraph" style:parent-style-name="Standard">
      <style:paragraph-properties fo:margin-left="2.501cm" fo:margin-right="0cm" fo:text-align="justify" style:justify-single-word="false" fo:text-indent="0cm" style:auto-text-indent="false"/>
      <style:text-properties fo:font-size="10pt" officeooo:rsid="00042b47" officeooo:paragraph-rsid="00042b47" style:font-size-asian="10pt" style:font-size-complex="10pt"/>
    </style:style>
    <style:style style:name="P16" style:family="paragraph" style:parent-style-name="Standard">
      <style:paragraph-properties fo:margin-left="2.501cm" fo:margin-right="0cm" fo:text-align="justify" style:justify-single-word="false" fo:text-indent="0cm" style:auto-text-indent="false"/>
      <style:text-properties fo:font-size="10pt" officeooo:rsid="00048af1" officeooo:paragraph-rsid="00048af1" style:font-size-asian="10pt" style:font-size-complex="10pt"/>
    </style:style>
    <style:style style:name="P17" style:family="paragraph" style:parent-style-name="Standard">
      <style:paragraph-properties fo:margin-left="0cm" fo:margin-right="0cm" fo:text-align="justify" style:justify-single-word="false" fo:text-indent="0cm" style:auto-text-indent="false" fo:break-before="page"/>
      <style:text-properties fo:font-size="10pt" officeooo:rsid="00095775" officeooo:paragraph-rsid="00095775" style:font-size-asian="10pt" style:font-size-complex="10pt"/>
    </style:style>
    <style:style style:name="P18" style:family="paragraph" style:parent-style-name="Standard">
      <style:paragraph-properties fo:margin-left="0cm" fo:margin-right="0cm" fo:text-align="justify" style:justify-single-word="false" fo:text-indent="0cm" style:auto-text-indent="false"/>
      <style:text-properties fo:font-size="10pt" officeooo:rsid="00095775" officeooo:paragraph-rsid="00095775" style:font-size-asian="10pt" style:font-size-complex="10pt"/>
    </style:style>
    <style:style style:name="P19" style:family="paragraph" style:parent-style-name="Standard">
      <style:paragraph-properties fo:margin-left="0cm" fo:margin-right="0cm" fo:text-align="end" style:justify-single-word="false" fo:text-indent="0cm" style:auto-text-indent="false"/>
      <style:text-properties fo:font-size="10pt" officeooo:rsid="000abae0" officeooo:paragraph-rsid="000abae0"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properties fo:font-size="10pt" officeooo:rsid="000abae0" officeooo:paragraph-rsid="000abae0" style:font-size-asian="10pt" style:font-size-complex="10pt"/>
    </style:style>
    <style:style style:name="P21" style:family="paragraph" style:parent-style-name="Standard" style:list-style-name="L1">
      <style:text-properties officeooo:rsid="000667f7" officeooo:paragraph-rsid="000667f7"/>
    </style:style>
    <style:style style:name="P22" style:family="paragraph" style:parent-style-name="Standard">
      <style:paragraph-properties fo:text-align="justify" style:justify-single-word="false"/>
      <style:text-properties officeooo:rsid="00085a88" officeooo:paragraph-rsid="00085a88"/>
    </style:style>
    <style:style style:name="T1" style:family="text">
      <style:text-properties officeooo:rsid="00021785"/>
    </style:style>
    <style:style style:name="T2" style:family="text">
      <style:text-properties officeooo:rsid="00042b47"/>
    </style:style>
    <style:style style:name="T3" style:family="text">
      <style:text-properties fo:font-style="italic" style:font-style-asian="italic" style:font-style-complex="italic"/>
    </style:style>
    <style:style style:name="T4" style:family="text">
      <style:text-properties fo:font-style="italic" officeooo:rsid="0004be79" style:font-style-asian="italic" style:font-style-complex="italic"/>
    </style:style>
    <style:style style:name="T5" style:family="text">
      <style:text-properties fo:font-style="italic" officeooo:rsid="00048af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48af1" style:font-style-asian="normal" style:font-style-complex="normal"/>
    </style:style>
    <style:style style:name="T8" style:family="text">
      <style:text-properties fo:font-style="normal" officeooo:rsid="0004be79" style:font-style-asian="normal" style:font-style-complex="normal"/>
    </style:style>
    <style:style style:name="T9" style:family="text">
      <style:text-properties fo:font-style="normal" officeooo:rsid="000667f7" style:font-style-asian="normal" style:font-style-complex="normal"/>
    </style:style>
    <style:style style:name="T10" style:family="text">
      <style:text-properties fo:font-style="normal" officeooo:rsid="000abae0"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0667f7" style:font-style-asian="normal" style:font-weight-asian="bold" style:font-style-complex="normal" style:font-weight-complex="bold"/>
    </style:style>
    <style:style style:name="T13" style:family="text">
      <style:text-properties officeooo:rsid="0004be79"/>
    </style:style>
    <style:style style:name="T14"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struction d’un essai philosophique</text:p>
      <text:p text:style-name="P8">Sujet : « Est-il utile d’imaginer une société parfaite ? »</text:p>
      <text:p text:style-name="P2"/>
      <text:p text:style-name="P22"><text:span text:style-name="T14"/></text:p>
      <text:p text:style-name="P22"><text:span text:style-name="T14">Objectif :</text:span> Construire votre premier essai philosophique, en vous appuyant sur la méthodologie d’une part, et d’autre part par les indications à suivre.</text:p>
      <text:p text:style-name="P2"/>
      <text:p text:style-name="P7"><text:span text:style-name="T2">I</text:span>. <text:span text:style-name="T1">Analyse du sujet</text:span></text:p>
      <text:p text:style-name="P2"/>
      <text:list xml:id="list1293714450" text:style-name="L1">
        <text:list-item>
          <text:p text:style-name="P3">« <text:span text:style-name="T1">utile »</text:span></text:p>
          <text:list>
            <text:list-item>
              <text:p text:style-name="P4">Essayez de définir ce terme</text:p>
            </text:list-item>
            <text:list-item>
              <text:p text:style-name="P4">Une chose peut-elle être « utile » dans l’absolu ? Si non, de quoi cela peut-il dépendre ?</text:p>
            </text:list-item>
          </text:list>
        </text:list-item>
        <text:list-item>
          <text:p text:style-name="P3">« <text:span text:style-name="T1">imaginer »</text:span></text:p>
          <text:list>
            <text:list-item>
              <text:p text:style-name="P4">Essayez de définir ce terme</text:p>
            </text:list-item>
            <text:list-item>
              <text:p text:style-name="P4">A quoi s’oppose ce qui est « imaginaire » ?</text:p>
            </text:list-item>
            <text:list-item>
              <text:p text:style-name="P4">Y a-t-il des limites à ce qu’on peut imaginer ?</text:p>
            </text:list-item>
            <text:list-item>
              <text:p text:style-name="P4">Est-ce qu’on peut imaginer à partir de rien ? Ou est-ce qu’une imagination implique toujours certains matériaux de départ ?</text:p>
            </text:list-item>
          </text:list>
        </text:list-item>
        <text:list-item>
          <text:p text:style-name="P3">« <text:span text:style-name="T1">société »</text:span></text:p>
          <text:list>
            <text:list-item>
              <text:p text:style-name="P5">Essayez de définir ce terme</text:p>
            </text:list-item>
            <text:list-item>
              <text:p text:style-name="P5">Qu’est-ce qui structure une société ? En particulier, quel genre de normes s’appliquent aux individus ?</text:p>
            </text:list-item>
            <text:list-item>
              <text:p text:style-name="P5">Est-ce qu’on peut faire changer une société ? Dans quelle mesure ?</text:p>
            </text:list-item>
          </text:list>
        </text:list-item>
        <text:list-item>
          <text:p text:style-name="P3">« <text:span text:style-name="T1">parfaite »</text:span></text:p>
          <text:list>
            <text:list-item>
              <text:p text:style-name="P3">Essayez de définir ce terme</text:p>
            </text:list-item>
            <text:list-item>
              <text:p text:style-name="P5">Est-ce qu’une chose peut-être « parfaite » dans l’absolu ? Si non, de quoi cela peut-il dépendre ?</text:p>
            </text:list-item>
            <text:list-item>
              <text:p text:style-name="P5">La perfection peut-elle exister ? Pourquoi ?</text:p>
            </text:list-item>
            <text:list-item>
              <text:p text:style-name="P21">La recherche de la perfection peut-elle être dangereuse ?</text:p>
            </text:list-item>
          </text:list>
        </text:list-item>
      </text:list>
      <text:p text:style-name="P6"/>
      <text:p text:style-name="P6"/>
      <text:p text:style-name="P9">II. Construction du plan</text:p>
      <text:p text:style-name="P12"/>
      <text:p text:style-name="P12"><text:span text:style-name="T13">Vous développerez</text:span> le plan suivant :</text:p>
      <text:p text:style-name="P12"/>
      <text:p text:style-name="P10">1. Le fait d’imaginer une société parfaite nous permet de remettre en question la société dans laquelle nous vivons nous-même, pour la critiquer et la changer.</text:p>
      <text:p text:style-name="P15">→ vous appuierez cette réponse sur l’œuvre de Thomas More <text:span text:style-name="T3">L’Utopie</text:span><text:span text:style-name="T6"> (1516), en montrant bien que derrière la dimension imaginaire il y a bien une critique de la société anglaise de son temps</text:span></text:p>
      <text:p text:style-name="P13"><text:span text:style-name="T6"/></text:p>
      <text:p text:style-name="P10"><text:span text:style-name="T6">2. Cependant, les utopies expriment souvent le désir d’une organisation parfaitement rationnelle des sociétés humaines, qui risque d’écraser toute liberté et toute individualité.</text:span></text:p>
      <text:p text:style-name="P15"><text:span text:style-name="T6">→ vous appuierez cette réponse sur </text:span><text:span text:style-name="T7">un </text:span><text:span text:style-name="T6">exemple historique : </text:span><text:span text:style-name="T7">le saint-simonisme, </text:span><text:span text:style-name="T9">l’Icarie d’Étienne Cabet,</text:span><text:span text:style-name="T7"> l</text:span><text:span text:style-name="T6">es phalanstères de Charles Fourrier… </text:span><text:span text:style-name="T7">Choisissez </text:span><text:span text:style-name="T5">une</text:span><text:span text:style-name="T7"> utopie, </text:span><text:span text:style-name="T8">donnez quelques détails précis sur son origine, son utilité et son organisation,</text:span><text:span text:style-name="T7"> et montrez quels en sont les dangers</text:span></text:p>
      <text:p text:style-name="P13"><text:span text:style-name="T7"/></text:p>
      <text:p text:style-name="P11"><text:span text:style-name="T6">3. </text:span><text:span text:style-name="T8">I</text:span><text:span text:style-name="T6">l </text:span><text:span text:style-name="T8">est utile</text:span><text:span text:style-name="T6"> </text:span><text:span text:style-name="T8">d’</text:span><text:span text:style-name="T6">imaginer des sociétés </text:span><text:span text:style-name="T3">trop</text:span><text:span text:style-name="T6"> parfaites, </text:span><text:span text:style-name="T8">pour en montrer la monstruosité</text:span></text:p>
      <text:p text:style-name="P16"><text:span text:style-name="T8">→ vous appuierez votre réponse sur la littérature dystopique, en développant précisément un seul exemple : </text:span><text:span text:style-name="T4">1984</text:span><text:span text:style-name="T8"> (George Orwell), </text:span><text:span text:style-name="T4">Fahrenheit 451</text:span><text:span text:style-name="T8"> (Ray Bradbury), </text:span><text:span text:style-name="T4">Le Meilleur des Mondes</text:span><text:span text:style-name="T8"> (Aldous Huxley)… Expliquez pourquoi ces univers </text:span><text:span text:style-name="T4">pourraient</text:span><text:span text:style-name="T8"> nous paraître désirables, </text:span><text:span text:style-name="T9">et ce qui les rend en fait monstrueuses.</text:span></text:p>
      <text:p text:style-name="P17"><text:span text:style-name="T12">T</text:span><text:span text:style-name="T11">exte 1 :</text:span><text:span text:style-name="T6"> </text:span><text:span text:style-name="T3">L’auteur feint de rapporter une rencontre avec un philosophe navigateur, Raphaël, qui, après un naufrage, aurait découvert un « nouveau monde » sur une île inconnue.</text:span></text:p>
      <text:p text:style-name="P18"><text:span text:style-name="T6"/></text:p>
      <text:p text:style-name="P18"><text:span text:style-name="T6">«La répartition des denrées se fait largement; il n'y a pas d'indigents</text:span><text:span text:style-name="T6"><text:note text:id="ftn0" text:note-class="footnote"><text:note-citation>1</text:note-citation><text:note-body><text:p text:style-name="P1">Personnes très pauvres</text:p></text:note-body></text:note></text:span><text:span text:style-name="T6">, pas de mendiants et, sans que personne possède rien, tous sont riches. Est-il richesse plus grande que de vivre sans aucun souci, l'esprit heureux et libre, sans s'inquiéter de son pain </text:span><text:span text:style-name="T10">[…] ?</text:span><text:span text:style-name="T6"> Tout a été calculé pour ceux qui ont travaillé autrefois et qui en sont à présent incapables, aussi bien que pour ceux qui travaillent à présent.</text:span></text:p>
      <text:p text:style-name="P18"><text:span text:style-name="T6"/></text:p>
      <text:p text:style-name="P18"><text:span text:style-name="T6">Je voudrais voir qui oserait comparer avec cette équité la justice qui règne chez les autres peuples </text:span><text:span text:style-name="T10">[...]</text:span><text:span text:style-name="T6">. Y a-t-il justice quand le premier noble venu, ou un orfèvre</text:span><text:span text:style-name="T6"><text:note text:id="ftn1" text:note-class="footnote"><text:note-citation>2</text:note-citation><text:note-body><text:p text:style-name="P1">Artisan qui travaille des métaux précieux</text:p></text:note-body></text:note></text:span><text:span text:style-name="T6">, ou un usurier</text:span><text:span text:style-name="T6"><text:note text:id="ftn2" text:note-class="footnote"><text:note-citation>3</text:note-citation><text:note-body><text:p text:style-name="P1">Personne qui prête de l’argent avec intérêt</text:p></text:note-body></text:note></text:span><text:span text:style-name="T6">, ou n'importe lequel de ces gens qui ne produisent rien, ou seulement des choses dont la communauté se passerait aisément, mènent une vie large et heureuse dans la paresse ou dans une occupation inutile, tandis que le manœuvre, le charretier, l'artisan, le laboureur, par un travail si lourd, si continuel qu'à peine une bête de somme pourrait le soutenir, si indispensable que sans lui un État ne durerait pas une année, ne peuvent s'accorder qu'un pain chichement mesuré, et vivent dans la misère ?</text:span></text:p>
      <text:p text:style-name="P19"><text:span text:style-name="T6">Thomas MORE, </text:span><text:span text:style-name="T3">L’Utopie</text:span><text:span text:style-name="T6">, Livre second</text:span></text:p>
      <text:p text:style-name="P19"><text:span text:style-name="T6"/></text:p>
      <text:p text:style-name="P20"><text:span text:style-name="T11">Texte 2 :</text:span><text:span text:style-name="T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5T10:45:40.055000000</meta:creation-date>
    <dc:date>2022-12-16T07:04:34.514000000</dc:date>
    <meta:editing-duration>PT11H34S</meta:editing-duration>
    <meta:editing-cycles>5</meta:editing-cycles>
    <meta:generator>LibreOffice/7.3.1.3$Windows_X86_64 LibreOffice_project/a69ca51ded25f3eefd52d7bf9a5fad8c90b87951</meta:generator>
    <meta:document-statistic meta:table-count="0" meta:image-count="0" meta:object-count="0" meta:page-count="2" meta:paragraph-count="37" meta:word-count="644" meta:character-count="3790" meta:non-whitespace-character-count="3199"/>
  </office:meta>
</office:document-meta>
</file>